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40" style:family="table-cell" style:parent-style-name="Default">
      <style:map style:condition="cell-content()&lt;[$Sheet1.$L$32]" style:apply-style-name="Good" style:base-cell-address="Sheet1.F32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7]" style:apply-style-name="Good" style:base-cell-address="Sheet1.F37"/>
    </style:style>
    <style:style style:name="ce4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4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6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8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4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8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8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89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22" style:family="table-cell" style:parent-style-name="Default" style:data-style-name="N121">
      <style:map style:condition="cell-content()&gt;[.E6]*1.25" style:apply-style-name="Good" style:base-cell-address="Sheet1.J6"/>
    </style:style>
    <style:style style:name="ce102" style:family="table-cell" style:parent-style-name="Default" style:data-style-name="N121">
      <style:map style:condition="cell-content()&gt;[.E12]*1.25" style:apply-style-name="Good" style:base-cell-address="Sheet1.J12"/>
    </style:style>
    <style:style style:name="ce113" style:family="table-cell" style:parent-style-name="Default" style:data-style-name="N121">
      <style:map style:condition="cell-content()&gt;[.E14]*1.25" style:apply-style-name="Good" style:base-cell-address="Sheet1.J14"/>
    </style:style>
    <style:style style:name="ce115" style:family="table-cell" style:parent-style-name="Default" style:data-style-name="N121">
      <style:map style:condition="cell-content()&gt;[.E15]*1.25" style:apply-style-name="Good" style:base-cell-address="Sheet1.J15"/>
    </style:style>
    <style:style style:name="ce117" style:family="table-cell" style:parent-style-name="Default" style:data-style-name="N121">
      <style:map style:condition="cell-content()&gt;[.E20]*1.25" style:apply-style-name="Good" style:base-cell-address="Sheet1.J20"/>
    </style:style>
    <style:style style:name="ce118" style:family="table-cell" style:parent-style-name="Default" style:data-style-name="N121">
      <style:map style:condition="cell-content()&gt;[.E22]*1.25" style:apply-style-name="Good" style:base-cell-address="Sheet1.J22"/>
    </style:style>
    <style:style style:name="ce119" style:family="table-cell" style:parent-style-name="Default" style:data-style-name="N121">
      <style:map style:condition="cell-content()&gt;[.E23]*1.25" style:apply-style-name="Good" style:base-cell-address="Sheet1.J23"/>
    </style:style>
    <style:style style:name="ce120" style:family="table-cell" style:parent-style-name="Default" style:data-style-name="N121">
      <style:map style:condition="cell-content()&gt;[.E24]*1.25" style:apply-style-name="Good" style:base-cell-address="Sheet1.J24"/>
    </style:style>
    <style:style style:name="ce121" style:family="table-cell" style:parent-style-name="Default" style:data-style-name="N121">
      <style:map style:condition="cell-content()&gt;[.E26]*1.25" style:apply-style-name="Good" style:base-cell-address="Sheet1.J26"/>
    </style:style>
    <style:style style:name="ce123" style:family="table-cell" style:parent-style-name="Default" style:data-style-name="N121">
      <style:map style:condition="cell-content()&gt;[.E27]*1.25" style:apply-style-name="Good" style:base-cell-address="Sheet1.J27"/>
    </style:style>
    <style:style style:name="ce127" style:family="table-cell" style:parent-style-name="Default" style:data-style-name="N121">
      <style:map style:condition="cell-content()&gt;[.E28]*1.25" style:apply-style-name="Good" style:base-cell-address="Sheet1.J28"/>
    </style:style>
    <style:style style:name="ce128" style:family="table-cell" style:parent-style-name="Default" style:data-style-name="N121">
      <style:map style:condition="cell-content()&gt;[.E29]*1.25" style:apply-style-name="Good" style:base-cell-address="Sheet1.J29"/>
    </style:style>
    <style:style style:name="ce129" style:family="table-cell" style:parent-style-name="Default" style:data-style-name="N121">
      <style:map style:condition="cell-content()&gt;[.E37]*1.25" style:apply-style-name="Good" style:base-cell-address="Sheet1.J37"/>
    </style:style>
    <style:style style:name="ce106" style:family="table-cell" style:parent-style-name="Default" style:data-style-name="N121">
      <style:map style:condition="cell-content()&gt;[.E38]*1.25" style:apply-style-name="Good" style:base-cell-address="Sheet1.J38"/>
    </style:style>
    <style:style style:name="ce108" style:family="table-cell" style:parent-style-name="Default" style:data-style-name="N121">
      <style:map style:condition="cell-content()&gt;[.E39] * 1.25" style:apply-style-name="Good" style:base-cell-address="Sheet1.J39"/>
    </style:style>
    <style:style style:name="ce109" style:family="table-cell" style:parent-style-name="Default" style:data-style-name="N121">
      <style:map style:condition="cell-content()&gt;[.E40] * 1.25" style:apply-style-name="Good" style:base-cell-address="Sheet1.J40"/>
    </style:style>
    <style:style style:name="ce110" style:family="table-cell" style:parent-style-name="Default" style:data-style-name="N121">
      <style:map style:condition="cell-content()&gt;[.E41] *1.25" style:apply-style-name="Good" style:base-cell-address="Sheet1.J41"/>
    </style:style>
    <style:style style:name="ce111" style:family="table-cell" style:parent-style-name="Default" style:data-style-name="N121">
      <style:map style:condition="cell-content()&gt;[.E42] * 1.25" style:apply-style-name="Good" style:base-cell-address="Sheet1.J42"/>
    </style:style>
    <style:style style:name="ce112" style:family="table-cell" style:parent-style-name="Default" style:data-style-name="N121">
      <style:map style:condition="cell-content()&gt;[.E43] * 1.25" style:apply-style-name="Good" style:base-cell-address="Sheet1.J43"/>
    </style:style>
    <style:style style:name="ce114" style:family="table-cell" style:parent-style-name="Default" style:data-style-name="N121">
      <style:map style:condition="cell-content()&gt;[.E44] * 1.25" style:apply-style-name="Good" style:base-cell-address="Sheet1.J44"/>
    </style:style>
    <style:style style:name="ce116" style:family="table-cell" style:parent-style-name="Default" style:data-style-name="N121">
      <style:map style:condition="cell-content()&gt;[.E45] * 1.25" style:apply-style-name="Good" style:base-cell-address="Sheet1.J45"/>
    </style:style>
    <style:style style:name="ce161" style:family="table-cell" style:parent-style-name="Default" style:data-style-name="N121">
      <style:map style:condition="cell-content()&gt;0" style:apply-style-name="Bad" style:base-cell-address="Sheet1.K6"/>
    </style:style>
    <style:style style:name="ce165" style:family="table-cell" style:parent-style-name="Default" style:data-style-name="N121">
      <style:map style:condition="cell-content()&gt;0" style:apply-style-name="Bad" style:base-cell-address="Sheet1.K7"/>
    </style:style>
    <style:style style:name="ce171" style:family="table-cell" style:parent-style-name="Default" style:data-style-name="N121">
      <style:map style:condition="cell-content()&gt;0" style:apply-style-name="Bad" style:base-cell-address="Sheet1.K8"/>
    </style:style>
    <style:style style:name="ce173" style:family="table-cell" style:parent-style-name="Default" style:data-style-name="N121">
      <style:map style:condition="cell-content()&gt;0" style:apply-style-name="Bad" style:base-cell-address="Sheet1.K9"/>
    </style:style>
    <style:style style:name="ce167" style:family="table-cell" style:parent-style-name="Default" style:data-style-name="N121">
      <style:map style:condition="cell-content()&gt;0" style:apply-style-name="Bad" style:base-cell-address="Sheet1.K10"/>
    </style:style>
    <style:style style:name="ce150" style:family="table-cell" style:parent-style-name="Default" style:data-style-name="N121">
      <style:map style:condition="cell-content()&gt;0" style:apply-style-name="Bad" style:base-cell-address="Sheet1.K11"/>
    </style:style>
    <style:style style:name="ce151" style:family="table-cell" style:parent-style-name="Default" style:data-style-name="N121">
      <style:map style:condition="cell-content()&gt;0" style:apply-style-name="Bad" style:base-cell-address="Sheet1.K12"/>
    </style:style>
    <style:style style:name="ce152" style:family="table-cell" style:parent-style-name="Default" style:data-style-name="N121">
      <style:map style:condition="cell-content()&gt;0" style:apply-style-name="Bad" style:base-cell-address="Sheet1.K14"/>
    </style:style>
    <style:style style:name="ce153" style:family="table-cell" style:parent-style-name="Default" style:data-style-name="N121">
      <style:map style:condition="cell-content()&gt;0" style:apply-style-name="Bad" style:base-cell-address="Sheet1.K15"/>
    </style:style>
    <style:style style:name="ce156" style:family="table-cell" style:parent-style-name="Default" style:data-style-name="N121">
      <style:map style:condition="cell-content()&gt;0" style:apply-style-name="Bad" style:base-cell-address="Sheet1.K20"/>
    </style:style>
    <style:style style:name="ce157" style:family="table-cell" style:parent-style-name="Default" style:data-style-name="N121">
      <style:map style:condition="cell-content()&gt;0" style:apply-style-name="Bad" style:base-cell-address="Sheet1.K22"/>
    </style:style>
    <style:style style:name="ce160" style:family="table-cell" style:parent-style-name="Default" style:data-style-name="N121">
      <style:map style:condition="cell-content()&gt;0" style:apply-style-name="Bad" style:base-cell-address="Sheet1.K23"/>
    </style:style>
    <style:style style:name="ce162" style:family="table-cell" style:parent-style-name="Default" style:data-style-name="N121">
      <style:map style:condition="cell-content()&gt;0" style:apply-style-name="Bad" style:base-cell-address="Sheet1.K24"/>
    </style:style>
    <style:style style:name="ce163" style:family="table-cell" style:parent-style-name="Default" style:data-style-name="N121">
      <style:map style:condition="cell-content()&gt;0" style:apply-style-name="Bad" style:base-cell-address="Sheet1.K26"/>
    </style:style>
    <style:style style:name="ce164" style:family="table-cell" style:parent-style-name="Default" style:data-style-name="N121">
      <style:map style:condition="cell-content()&gt;0" style:apply-style-name="Bad" style:base-cell-address="Sheet1.K28"/>
    </style:style>
    <style:style style:name="ce166" style:family="table-cell" style:parent-style-name="Default" style:data-style-name="N121">
      <style:map style:condition="cell-content()&gt;0" style:apply-style-name="Bad" style:base-cell-address="Sheet1.K29"/>
    </style:style>
    <style:style style:name="ce168" style:family="table-cell" style:parent-style-name="Default" style:data-style-name="N121">
      <style:map style:condition="cell-content()&gt;0" style:apply-style-name="Bad" style:base-cell-address="Sheet1.K37"/>
    </style:style>
    <style:style style:name="ce169" style:family="table-cell" style:parent-style-name="Default" style:data-style-name="N121">
      <style:map style:condition="cell-content()&gt;0" style:apply-style-name="Bad" style:base-cell-address="Sheet1.K38"/>
    </style:style>
    <style:style style:name="ce191" style:family="table-cell" style:parent-style-name="Default" style:data-style-name="N121">
      <style:map style:condition="cell-content()&gt;0" style:apply-style-name="Bad" style:base-cell-address="Sheet1.L6"/>
    </style:style>
    <style:style style:name="ce192" style:family="table-cell" style:parent-style-name="Default" style:data-style-name="N121">
      <style:map style:condition="cell-content()&gt;0" style:apply-style-name="Bad" style:base-cell-address="Sheet1.L7"/>
    </style:style>
    <style:style style:name="ce202" style:family="table-cell" style:parent-style-name="Default" style:data-style-name="N121">
      <style:map style:condition="cell-content()&gt;0" style:apply-style-name="Bad" style:base-cell-address="Sheet1.L10"/>
    </style:style>
    <style:style style:name="ce186" style:family="table-cell" style:parent-style-name="Default" style:data-style-name="N121">
      <style:map style:condition="cell-content()&gt;0" style:apply-style-name="Bad" style:base-cell-address="Sheet1.L11"/>
    </style:style>
    <style:style style:name="ce187" style:family="table-cell" style:parent-style-name="Default" style:data-style-name="N121">
      <style:map style:condition="cell-content()&gt;0" style:apply-style-name="Bad" style:base-cell-address="Sheet1.L12"/>
    </style:style>
    <style:style style:name="ce18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1">
      <style:map style:condition="cell-content()&gt;0" style:apply-style-name="Bad" style:base-cell-address="Sheet1.L15"/>
    </style:style>
    <style:style style:name="ce190" style:family="table-cell" style:parent-style-name="Default" style:data-style-name="N121">
      <style:map style:condition="cell-content()&gt;0" style:apply-style-name="Bad" style:base-cell-address="Sheet1.L20"/>
    </style:style>
    <style:style style:name="ce193" style:family="table-cell" style:parent-style-name="Default" style:data-style-name="N121">
      <style:map style:condition="cell-content()&gt;0" style:apply-style-name="Bad" style:base-cell-address="Sheet1.L22"/>
    </style:style>
    <style:style style:name="ce194" style:family="table-cell" style:parent-style-name="Default" style:data-style-name="N121">
      <style:map style:condition="cell-content()&gt;0" style:apply-style-name="Bad" style:base-cell-address="Sheet1.L24"/>
    </style:style>
    <style:style style:name="ce195" style:family="table-cell" style:parent-style-name="Default" style:data-style-name="N121">
      <style:map style:condition="cell-content()&gt;0" style:apply-style-name="Bad" style:base-cell-address="Sheet1.L26"/>
    </style:style>
    <style:style style:name="ce198" style:family="table-cell" style:parent-style-name="Default" style:data-style-name="N121">
      <style:map style:condition="cell-content()&gt;0" style:apply-style-name="Bad" style:base-cell-address="Sheet1.L27"/>
    </style:style>
    <style:style style:name="ce205" style:family="table-cell" style:parent-style-name="Default" style:data-style-name="N121">
      <style:map style:condition="cell-content()&gt;0" style:apply-style-name="Bad" style:base-cell-address="Sheet1.L37"/>
    </style:style>
    <style:style style:name="ce207" style:family="table-cell" style:parent-style-name="Default" style:data-style-name="N121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9"/>
        <table:table-column table:style-name="co2" table:default-cell-style-name="ce122"/>
        <table:table-column table:style-name="co2" table:default-cell-style-name="ce169"/>
        <table:table-column table:style-name="co2" table:default-cell-style-name="ce207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735" calcext:value-type="float">
            <text:p>1.735</text:p>
          </table:table-cell>
          <table:table-cell table:style-name="ce22" office:value-type="percentage" office:value="-0.0951" calcext:value-type="percentage">
            <text:p>-9.51%</text:p>
          </table:table-cell>
          <table:table-cell table:style-name="ce26" office:value-type="float" office:value="35.97" calcext:value-type="float">
            <text:p>35.97</text:p>
          </table:table-cell>
          <table:table-cell table:style-name="ce22" office:value-type="percentage" office:value="0.9652" calcext:value-type="percentage">
            <text:p>96.52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865" calcext:value-type="float" table:number-columns-spanned="5" table:number-rows-spanned="1">
            <text:p>1.865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87" calcext:value-type="percentage" table:number-columns-spanned="5" table:number-rows-spanned="1">
            <text:p>-8.7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749" calcext:value-type="percentage" table:number-columns-spanned="1" table:number-rows-spanned="3">
            <text:p>17.49%</text:p>
          </table:table-cell>
          <table:table-cell office:value-type="string" calcext:value-type="string">
            <text:p>洋河股份F</text:p>
          </table:table-cell>
          <table:table-cell office:value-type="percentage" office:value="0.1029" calcext:value-type="percentage">
            <text:p>10.29%</text:p>
          </table:table-cell>
          <table:table-cell office:value-type="float" office:value="96.0263" calcext:value-type="float">
            <text:p>96.026</text:p>
          </table:table-cell>
          <table:table-cell office:value-type="float" office:value="131.97" calcext:value-type="float">
            <text:p>131.97</text:p>
          </table:table-cell>
          <table:table-cell office:value-type="float" office:value="21.23" calcext:value-type="float">
            <text:p>21.23</text:p>
          </table:table-cell>
          <table:table-cell office:value-type="float" office:value="1989" calcext:value-type="float">
            <text:p>1989.00</text:p>
          </table:table-cell>
          <table:table-cell table:style-name="ce86" table:formula="of:=IF([.E6]&gt;0;[.F6]/[.E6]-1.0014;([.F6]-[.E6]))" office:value-type="percentage" office:value="0.37291099605004" calcext:value-type="percentage">
            <text:p>37.29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50.04109375" calcext:value-type="float">
            <text:p>150.041</text:p>
          </table:table-cell>
          <table:table-cell table:style-name="ce161" table:formula="of:=IF([.F6]&lt;[.E6]*1.25; 0; [.J6]/1.25*0.92)" office:value-type="float" office:value="110.430245" calcext:value-type="float">
            <text:p>110.43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514" calcext:value-type="percentage">
            <text:p>5.14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31.97" calcext:value-type="float">
            <text:p>131.97</text:p>
          </table:table-cell>
          <table:table-cell office:value-type="float" office:value="21.23" calcext:value-type="float">
            <text:p>21.23</text:p>
          </table:table-cell>
          <table:table-cell office:value-type="float" office:value="1989" calcext:value-type="float">
            <text:p>1989.00</text:p>
          </table:table-cell>
          <table:table-cell table:style-name="ce87" table:formula="of:=IF([.E7]&gt;0;[.F7]/[.E7]-1.0014;([.F7]-[.E7]))" office:value-type="percentage" office:value="0.413964485580378" calcext:value-type="percentage">
            <text:p>41.40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45.6890625" calcext:value-type="float">
            <text:p>145.689</text:p>
          </table:table-cell>
          <table:table-cell table:style-name="ce165" table:formula="of:=IF([.F7]&lt;[.E7]*1.25; 0; [.J7]/1.25*0.92)" office:value-type="float" office:value="107.22715" calcext:value-type="float">
            <text:p>107.227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06" calcext:value-type="percentage">
            <text:p>2.06%</text:p>
          </table:table-cell>
          <table:table-cell office:value-type="float" office:value="185.4479" calcext:value-type="float">
            <text:p>185.448</text:p>
          </table:table-cell>
          <table:table-cell office:value-type="float" office:value="131.97" calcext:value-type="float">
            <text:p>131.97</text:p>
          </table:table-cell>
          <table:table-cell office:value-type="float" office:value="21.23" calcext:value-type="float">
            <text:p>21.23</text:p>
          </table:table-cell>
          <table:table-cell office:value-type="float" office:value="1989" calcext:value-type="float">
            <text:p>1989.00</text:p>
          </table:table-cell>
          <table:table-cell table:style-name="ce90" table:formula="of:=IF([.E8]&gt;0;[.F8]/[.E8]-1.0014;([.F8]-[.E8]))" office:value-type="percentage" office:value="-0.289771558804387" calcext:value-type="percentage">
            <text:p>-28.98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1.809875" calcext:value-type="float">
            <text:p>231.81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213" calcext:value-type="percentage" table:number-columns-spanned="1" table:number-rows-spanned="2">
            <text:p>2.13%</text:p>
          </table:table-cell>
          <table:table-cell office:value-type="string" calcext:value-type="string">
            <text:p>路劲</text:p>
          </table:table-cell>
          <table:table-cell office:value-type="percentage" office:value="0.0058" calcext:value-type="percentage">
            <text:p>0.58%</text:p>
          </table:table-cell>
          <table:table-cell office:value-type="float" office:value="9.246" calcext:value-type="float">
            <text:p>9.246</text:p>
          </table:table-cell>
          <table:table-cell office:value-type="float" office:value="2.31" calcext:value-type="float">
            <text:p>2.31</text:p>
          </table:table-cell>
          <table:table-cell office:value-type="float" office:value="2.2" calcext:value-type="float">
            <text:p>2.20</text:p>
          </table:table-cell>
          <table:table-cell office:value-type="float" office:value="17.31" calcext:value-type="float">
            <text:p>17.31</text:p>
          </table:table-cell>
          <table:table-cell table:style-name="ce91" table:formula="of:=IF([.E9]&gt;0;[.F9]/[.E9]-1.0014;([.F9]-[.E9]))" office:value-type="percentage" office:value="-0.751562232316678" calcext:value-type="percentage">
            <text:p>-75.16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55" calcext:value-type="percentage">
            <text:p>1.55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8.62" calcext:value-type="float">
            <text:p>8.62</text:p>
          </table:table-cell>
          <table:table-cell office:value-type="float" office:value="5.73" calcext:value-type="float">
            <text:p>5.73</text:p>
          </table:table-cell>
          <table:table-cell office:value-type="float" office:value="218.3" calcext:value-type="float">
            <text:p>218.30</text:p>
          </table:table-cell>
          <table:table-cell table:style-name="ce107" table:formula="of:=IF([.E10]&gt;0;[.F10]/[.E10]-1.0014;([.F10]-[.E10]))" office:value-type="percentage" office:value="-0.249677666346909" calcext:value-type="percentage">
            <text:p>-24.97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67" table:formula="of:=IF([.F10]&lt;[.E10]*1.25; 0; [.J10]/1.25*0.92)" office:value-type="float" office:value="0" calcext:value-type="float">
            <text:p>0.000</text:p>
          </table:table-cell>
          <table:table-cell table:style-name="ce202"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317" calcext:value-type="percentage" table:number-columns-spanned="1" table:number-rows-spanned="2">
            <text:p>3.17%</text:p>
          </table:table-cell>
          <table:table-cell office:value-type="string" calcext:value-type="string">
            <text:p>民生银行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5.934" calcext:value-type="float">
            <text:p>5.934</text:p>
          </table:table-cell>
          <table:table-cell office:value-type="float" office:value="3.29" calcext:value-type="float">
            <text:p>3.29</text:p>
          </table:table-cell>
          <table:table-cell office:value-type="float" office:value="4.44" calcext:value-type="float">
            <text:p>4.44</text:p>
          </table:table-cell>
          <table:table-cell office:value-type="float" office:value="1440" calcext:value-type="float">
            <text:p>1440.00</text:p>
          </table:table-cell>
          <table:table-cell table:style-name="ce70" table:formula="of:=IF([.E11]&gt;0;[.F11]/[.E11]-1.0014;([.F11]-[.E11]))" office:value-type="percentage" office:value="-0.44696791371756" calcext:value-type="percentage">
            <text:p>-44.70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225" calcext:value-type="percentage">
            <text:p>2.25%</text:p>
          </table:table-cell>
          <table:table-cell office:value-type="float" office:value="2.436" calcext:value-type="float">
            <text:p>2.436</text:p>
          </table:table-cell>
          <table:table-cell office:value-type="float" office:value="2.32" calcext:value-type="float">
            <text:p>2.32</text:p>
          </table:table-cell>
          <table:table-cell office:value-type="float" office:value="2.98" calcext:value-type="float">
            <text:p>2.98</text:p>
          </table:table-cell>
          <table:table-cell office:value-type="float" office:value="8119.6" calcext:value-type="float">
            <text:p>8119.60</text:p>
          </table:table-cell>
          <table:table-cell table:style-name="ce71" table:formula="of:=IF([.E12]&gt;0;[.F12]/[.E12]-1.0014;([.F12]-[.E12]))" office:value-type="percentage" office:value="-0.0490190476190477" calcext:value-type="percentage">
            <text:p>-4.90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045" calcext:value-type="float">
            <text:p>3.045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63" calcext:value-type="percentage">
            <text:p>1.63%</text:p>
          </table:table-cell>
          <table:table-cell office:value-type="string" calcext:value-type="string">
            <text:p>华泰证券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1.92" calcext:value-type="float">
            <text:p>11.92</text:p>
          </table:table-cell>
          <table:table-cell office:value-type="float" office:value="9.88" calcext:value-type="float">
            <text:p>9.88</text:p>
          </table:table-cell>
          <table:table-cell office:value-type="float" office:value="1082" calcext:value-type="float">
            <text:p>1082.00</text:p>
          </table:table-cell>
          <table:table-cell table:style-name="ce71" table:formula="of:=IF([.E13]&gt;0;[.F13]/[.E13]-1.0014;([.F13]-[.E13]))" office:value-type="percentage" office:value="-0.121838010064787" calcext:value-type="percentage">
            <text:p>-12.18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6.94025" calcext:value-type="float">
            <text:p>16.940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38" calcext:value-type="percentage">
            <text:p>2.38%</text:p>
          </table:table-cell>
          <table:table-cell office:value-type="string" calcext:value-type="string">
            <text:p>新华保险H</text:p>
          </table:table-cell>
          <table:table-cell office:value-type="percentage" office:value="0.0238" calcext:value-type="percentage">
            <text:p>2.38%</text:p>
          </table:table-cell>
          <table:table-cell office:value-type="float" office:value="30.533" calcext:value-type="float">
            <text:p>30.533</text:p>
          </table:table-cell>
          <table:table-cell office:value-type="float" office:value="13.24" calcext:value-type="float">
            <text:p>13.24</text:p>
          </table:table-cell>
          <table:table-cell office:value-type="float" office:value="4.28" calcext:value-type="float">
            <text:p>4.28</text:p>
          </table:table-cell>
          <table:table-cell office:value-type="float" office:value="413" calcext:value-type="float">
            <text:p>413.00</text:p>
          </table:table-cell>
          <table:table-cell table:style-name="ce72" table:formula="of:=IF([.E14]&gt;0;[.F14]/[.E14]-1.0014;([.F14]-[.E14]))" office:value-type="percentage" office:value="-0.567770811908427" calcext:value-type="percentage">
            <text:p>-56.78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2749" calcext:value-type="percentage" table:number-columns-spanned="1" table:number-rows-spanned="4">
            <text:p>27.49%</text:p>
          </table:table-cell>
          <table:table-cell office:value-type="string" calcext:value-type="string">
            <text:p>腾讯控股L</text:p>
          </table:table-cell>
          <table:table-cell office:value-type="percentage" office:value="0.0867" calcext:value-type="percentage">
            <text:p>8.67%</text:p>
          </table:table-cell>
          <table:table-cell office:value-type="float" office:value="370" calcext:value-type="float">
            <text:p>370.000</text:p>
          </table:table-cell>
          <table:table-cell office:value-type="float" office:value="200.8" calcext:value-type="float">
            <text:p>200.8</text:p>
          </table:table-cell>
          <table:table-cell office:value-type="float" office:value="8.94" calcext:value-type="float">
            <text:p>8.94</text:p>
          </table:table-cell>
          <table:table-cell office:value-type="float" office:value="19000" calcext:value-type="float">
            <text:p>19000.00</text:p>
          </table:table-cell>
          <table:table-cell table:style-name="ce73" table:formula="of:=IF([.E15]&gt;0;[.F15]/[.E15]-1.0014;([.F15]-[.E15]))" office:value-type="percentage" office:value="-0.458697297297297" calcext:value-type="percentage">
            <text:p>-45.87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53" table:formula="of:=IF([.F15]&lt;[.E15]*1.25; 0; [.J1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330" calcext:value-type="float">
            <text:p>330.000</text:p>
          </table:table-cell>
          <table:table-cell office:value-type="float" office:value="200.8" calcext:value-type="float">
            <text:p>200.8</text:p>
          </table:table-cell>
          <table:table-cell office:value-type="float" office:value="8.94" calcext:value-type="float">
            <text:p>8.94</text:p>
          </table:table-cell>
          <table:table-cell office:value-type="float" office:value="19000" calcext:value-type="float">
            <text:p>19000.00</text:p>
          </table:table-cell>
          <table:table-cell table:style-name="ce73" table:formula="of:=IF([.E16]&gt;0;[.F16]/[.E16]-1.0014;([.F16]-[.E16]))" office:value-type="percentage" office:value="-0.392915151515152" calcext:value-type="percentage">
            <text:p>-39.29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12.5" calcext:value-type="float">
            <text:p>412.500</text:p>
          </table:table-cell>
          <table:table-cell table:style-name="ce153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578" calcext:value-type="percentage">
            <text:p>5.78%</text:p>
          </table:table-cell>
          <table:table-cell office:value-type="float" office:value="370" calcext:value-type="float">
            <text:p>370.000</text:p>
          </table:table-cell>
          <table:table-cell office:value-type="float" office:value="200.8" calcext:value-type="float">
            <text:p>200.8</text:p>
          </table:table-cell>
          <table:table-cell office:value-type="float" office:value="8.94" calcext:value-type="float">
            <text:p>8.94</text:p>
          </table:table-cell>
          <table:table-cell office:value-type="float" office:value="19000" calcext:value-type="float">
            <text:p>19000.00</text:p>
          </table:table-cell>
          <table:table-cell table:style-name="ce73" table:formula="of:=IF([.E17]&gt;0;[.F17]/[.E17]-1.0014;([.F17]-[.E17]))" office:value-type="percentage" office:value="-0.458697297297297" calcext:value-type="percentage">
            <text:p>-45.87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style-name="ce153" table:formula="of:=IF([.F17]&lt;[.E17]*1.25; 0; [.J1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45.669" calcext:value-type="float">
            <text:p>45.669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-</text:p>
          </table:table-cell>
          <table:table-cell office:value-type="float" office:value="62.94" calcext:value-type="float">
            <text:p>62.94</text:p>
          </table:table-cell>
          <table:table-cell table:style-name="ce73" table:formula="of:=IF([.E18]&gt;0;[.F18]/[.E18]-1.0014;([.F18]-[.E18]))" office:value-type="percentage" office:value="-0.714553342529944" calcext:value-type="percentage">
            <text:p>-71.46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53" table:formula="of:=IF([.F18]&lt;[.E18]*1.25; 0; [.J1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23" calcext:value-type="percentage">
            <text:p>1.23%</text:p>
          </table:table-cell>
          <table:table-cell office:value-type="string" calcext:value-type="string">
            <text:p>微创医疗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27.903" calcext:value-type="float">
            <text:p>27.903</text:p>
          </table:table-cell>
          <table:table-cell office:value-type="float" office:value="17.14" calcext:value-type="float">
            <text:p>17.14</text:p>
          </table:table-cell>
          <table:table-cell office:value-type="string" calcext:value-type="string">
            <text:p>-</text:p>
          </table:table-cell>
          <table:table-cell office:value-type="float" office:value="313.1" calcext:value-type="float">
            <text:p>313.10</text:p>
          </table:table-cell>
          <table:table-cell table:style-name="ce73" table:formula="of:=IF([.E19]&gt;0;[.F19]/[.E19]-1.0014;([.F19]-[.E19]))" office:value-type="percentage" office:value="-0.387129133068129" calcext:value-type="percentage">
            <text:p>-38.71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34.87875" calcext:value-type="float">
            <text:p>34.879</text:p>
          </table:table-cell>
          <table:table-cell table:style-name="ce153" table:formula="of:=IF([.F19]&lt;[.E19]*1.25; 0; [.J19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42" calcext:value-type="percentage" table:number-columns-spanned="1" table:number-rows-spanned="2">
            <text:p>4.42%</text:p>
          </table:table-cell>
          <table:table-cell office:value-type="string" calcext:value-type="string">
            <text:p>恒生ETF</text:p>
          </table:table-cell>
          <table:table-cell office:value-type="percentage" office:value="0.0319" calcext:value-type="percentage">
            <text:p>3.19%</text:p>
          </table:table-cell>
          <table:table-cell office:value-type="float" office:value="1.4" calcext:value-type="float">
            <text:p>1.400</text:p>
          </table:table-cell>
          <table:table-cell office:value-type="float" office:value="0.862" calcext:value-type="float">
            <text:p>0.862</text:p>
          </table:table-cell>
          <table:table-cell office:value-type="float" office:value="7.26" calcext:value-type="float">
            <text:p>7.26</text:p>
          </table:table-cell>
          <table:table-cell office:value-type="string" calcext:value-type="string">
            <text:p>-</text:p>
          </table:table-cell>
          <table:table-cell table:style-name="ce75" table:formula="of:=IF([.E20]&gt;0;[.F20]/[.E20]-1.0014;([.F20]-[.E20]))" office:value-type="percentage" office:value="-0.385685714285714" calcext:value-type="percentage">
            <text:p>-38.57%</text:p>
          </table:table-cell>
          <table:table-cell table:style-name="ce117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75" calcext:value-type="float">
            <text:p>1.750</text:p>
          </table:table-cell>
          <table:table-cell table:style-name="ce156" table:formula="of:=IF([.F20]&lt;[.E20]*1.25; 0; [.J20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0.6" calcext:value-type="float">
            <text:p>0.600</text:p>
          </table:table-cell>
          <table:table-cell office:value-type="float" office:value="0.393" calcext:value-type="float">
            <text:p>0.393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1]&gt;0;[.F21]/[.E21]-1.0014;([.F21]-[.E21]))" office:value-type="percentage" office:value="-0.3464" calcext:value-type="percentage">
            <text:p>-34.64%</text:p>
          </table:table-cell>
          <table:table-cell table:style-name="ce11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0.75" calcext:value-type="float">
            <text:p>0.750</text:p>
          </table:table-cell>
          <table:table-cell table:style-name="ce156" table:formula="of:=IF([.F21]&lt;[.E21]*1.25; 0; [.J21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482" calcext:value-type="percentage">
            <text:p>4.82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482" calcext:value-type="percentage">
            <text:p>4.82%</text:p>
          </table:table-cell>
          <table:table-cell office:value-type="float" office:value="53.414" calcext:value-type="float">
            <text:p>53.414</text:p>
          </table:table-cell>
          <table:table-cell office:value-type="float" office:value="56.24" calcext:value-type="float">
            <text:p>56.24</text:p>
          </table:table-cell>
          <table:table-cell office:value-type="string" calcext:value-type="string">
            <text:p>-</text:p>
          </table:table-cell>
          <table:table-cell office:value-type="float" office:value="1400" calcext:value-type="float">
            <text:p>1400.00</text:p>
          </table:table-cell>
          <table:table-cell table:style-name="ce76" table:formula="of:=IF([.E22]&gt;0;[.F22]/[.E22]-1.0014;([.F22]-[.E22]))" office:value-type="percentage" office:value="0.0515074774403714" calcext:value-type="percentage">
            <text:p>5.15%</text:p>
          </table:table-cell>
          <table:table-cell table:style-name="ce11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6.7675" calcext:value-type="float">
            <text:p>66.768</text:p>
          </table:table-cell>
          <table:table-cell table:style-name="ce157" table:formula="of:=IF([.F22]&lt;[.E22]*1.25; 0; [.J22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245" calcext:value-type="percentage">
            <text:p>2.45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45" calcext:value-type="percentage">
            <text:p>2.45%</text:p>
          </table:table-cell>
          <table:table-cell office:value-type="float" office:value="2.846" calcext:value-type="float">
            <text:p>2.846</text:p>
          </table:table-cell>
          <table:table-cell office:value-type="float" office:value="1.7" calcext:value-type="float">
            <text:p>1.7</text:p>
          </table:table-cell>
          <table:table-cell office:value-type="float" office:value="7.09" calcext:value-type="float">
            <text:p>7.09</text:p>
          </table:table-cell>
          <table:table-cell office:value-type="float" office:value="171.6" calcext:value-type="float">
            <text:p>171.60</text:p>
          </table:table-cell>
          <table:table-cell table:style-name="ce77" table:formula="of:=IF([.E23]&gt;0;[.F23]/[.E23]-1.0014;([.F23]-[.E23]))" office:value-type="percentage" office:value="-0.404070414617006" calcext:value-type="percentage">
            <text:p>-40.41%</text:p>
          </table:table-cell>
          <table:table-cell table:style-name="ce119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3.5575" calcext:value-type="float">
            <text:p>3.558</text:p>
          </table:table-cell>
          <table:table-cell table:style-name="ce160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18" calcext:value-type="percentage" table:number-columns-spanned="1" table:number-rows-spanned="2">
            <text:p>2.18%</text:p>
          </table:table-cell>
          <table:table-cell office:value-type="string" calcext:value-type="string">
            <text:p>思摩尔国际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50.925" calcext:value-type="float">
            <text:p>50.925</text:p>
          </table:table-cell>
          <table:table-cell office:value-type="float" office:value="8.45" calcext:value-type="float">
            <text:p>8.45</text:p>
          </table:table-cell>
          <table:table-cell office:value-type="float" office:value="11.09" calcext:value-type="float">
            <text:p>11.09</text:p>
          </table:table-cell>
          <table:table-cell office:value-type="float" office:value="513.6" calcext:value-type="float">
            <text:p>513.60</text:p>
          </table:table-cell>
          <table:table-cell table:style-name="ce79" table:formula="of:=IF([.E24]&gt;0;[.F24]/[.E24]-1.0014;([.F24]-[.E24]))" office:value-type="percentage" office:value="-0.83546971035837" calcext:value-type="percentage">
            <text:p>-83.55%</text:p>
          </table:table-cell>
          <table:table-cell table:style-name="ce120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3.65625" calcext:value-type="float">
            <text:p>63.656</text:p>
          </table:table-cell>
          <table:table-cell table:style-name="ce162" table:formula="of:=IF([.F24]&lt;[.E24]*1.25; 0; [.J24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69.26" calcext:value-type="float">
            <text:p>69.260</text:p>
          </table:table-cell>
          <table:table-cell office:value-type="float" office:value="40.76" calcext:value-type="float">
            <text:p>40.76</text:p>
          </table:table-cell>
          <table:table-cell office:value-type="float" office:value="9.65" calcext:value-type="float">
            <text:p>9.65</text:p>
          </table:table-cell>
          <table:table-cell office:value-type="float" office:value="2851" calcext:value-type="float">
            <text:p>2851.00</text:p>
          </table:table-cell>
          <table:table-cell table:style-name="ce79" table:formula="of:=IF([.E25]&gt;0;[.F25]/[.E25]-1.0014;([.F25]-[.E25]))" office:value-type="percentage" office:value="-0.412892925209356" calcext:value-type="percentage">
            <text:p>-41.29%</text:p>
          </table:table-cell>
          <table:table-cell table:style-name="ce12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86.575" calcext:value-type="float">
            <text:p>86.575</text:p>
          </table:table-cell>
          <table:table-cell table:style-name="ce162" table:formula="of:=IF([.F25]&lt;[.E25]*1.25; 0; [.J25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22" calcext:value-type="percentage">
            <text:p>1.22%</text:p>
          </table:table-cell>
          <table:table-cell office:value-type="string" calcext:value-type="string">
            <text:p>生物股份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17.495" calcext:value-type="float">
            <text:p>17.495</text:p>
          </table:table-cell>
          <table:table-cell office:value-type="float" office:value="8.03" calcext:value-type="float">
            <text:p>8.03</text:p>
          </table:table-cell>
          <table:table-cell office:value-type="float" office:value="39.24" calcext:value-type="float">
            <text:p>39.24</text:p>
          </table:table-cell>
          <table:table-cell office:value-type="float" office:value="89.97" calcext:value-type="float">
            <text:p>89.97</text:p>
          </table:table-cell>
          <table:table-cell table:style-name="ce80" table:formula="of:=IF([.E26]&gt;0;[.F26]/[.E26]-1.0014;([.F26]-[.E26]))" office:value-type="percentage" office:value="-0.54241171763361" calcext:value-type="percentage">
            <text:p>-54.24%</text:p>
          </table:table-cell>
          <table:table-cell table:style-name="ce121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.86875" calcext:value-type="float">
            <text:p>21.869</text:p>
          </table:table-cell>
          <table:table-cell table:style-name="ce163" table:formula="of:=IF([.F26]&lt;[.E26]*1.25; 0; [.J26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74" calcext:value-type="percentage">
            <text:p>1.74%</text:p>
          </table:table-cell>
          <table:table-cell office:value-type="string" calcext:value-type="string">
            <text:p>澳博控股</text:p>
          </table:table-cell>
          <table:table-cell office:value-type="percentage" office:value="0.0174" calcext:value-type="percentage">
            <text:p>1.74%</text:p>
          </table:table-cell>
          <table:table-cell office:value-type="float" office:value="5.596" calcext:value-type="float">
            <text:p>5.596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-</text:p>
          </table:table-cell>
          <table:table-cell office:value-type="float" office:value="171.9" calcext:value-type="float">
            <text:p>171.90</text:p>
          </table:table-cell>
          <table:table-cell table:style-name="ce81" table:formula="of:=IF([.E27]&gt;0;[.F27]/[.E27]-1.0014;([.F27]-[.E27]))" office:value-type="percentage" office:value="-0.568948248749107" calcext:value-type="percentage">
            <text:p>-56.89%</text:p>
          </table:table-cell>
          <table:table-cell table:style-name="ce12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995" calcext:value-type="float">
            <text:p>6.995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107" calcext:value-type="percentage" table:number-columns-spanned="1" table:number-rows-spanned="6">
            <text:p>10.70%</text:p>
          </table:table-cell>
          <table:table-cell office:value-type="string" calcext:value-type="string">
            <text:p>中国海洋石油</text:p>
          </table:table-cell>
          <table:table-cell office:value-type="percentage" office:value="0.0211" calcext:value-type="percentage">
            <text:p>2.11%</text:p>
          </table:table-cell>
          <table:table-cell office:value-type="float" office:value="8.217" calcext:value-type="float">
            <text:p>8.217</text:p>
          </table:table-cell>
          <table:table-cell office:value-type="float" office:value="9.77" calcext:value-type="float">
            <text:p>9.77</text:p>
          </table:table-cell>
          <table:table-cell table:style-name="ce47" office:value-type="float" office:value="3.25" calcext:value-type="float">
            <text:p>3.25</text:p>
          </table:table-cell>
          <table:table-cell office:value-type="float" office:value="4649.8" calcext:value-type="float">
            <text:p>4649.80</text:p>
          </table:table-cell>
          <table:table-cell table:style-name="ce84" table:formula="of:=IF([.E28]&gt;0;[.F28]/[.E28]-1.0014;([.F28]-[.E28]))" office:value-type="percentage" office:value="0.18759841791408" calcext:value-type="percentage">
            <text:p>18.76%</text:p>
          </table:table-cell>
          <table:table-cell table:style-name="ce12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0.27125" calcext:value-type="float">
            <text:p>10.271</text:p>
          </table:table-cell>
          <table:table-cell table:style-name="ce164" table:formula="of:=IF([.F28]&lt;[.E28]*1.25; 0; [.J28]/1.25*0.92)" office:value-type="float" office:value="0" calcext:value-type="float">
            <text:p>0.000</text:p>
          </table:table-cell>
          <table:table-cell table:style-name="ce202" office:value-type="float" office:value="9.45" calcext:value-type="float">
            <text:p>9.45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347" calcext:value-type="percentage">
            <text:p>3.47%</text:p>
          </table:table-cell>
          <table:table-cell office:value-type="float" office:value="47.955" calcext:value-type="float">
            <text:p>47.955</text:p>
          </table:table-cell>
          <table:table-cell office:value-type="float" office:value="48.15" calcext:value-type="float">
            <text:p>48.15</text:p>
          </table:table-cell>
          <table:table-cell table:style-name="ce47" office:value-type="float" office:value="7.03" calcext:value-type="float">
            <text:p>7.03</text:p>
          </table:table-cell>
          <table:table-cell office:value-type="float" office:value="10000" calcext:value-type="float">
            <text:p>10000.00</text:p>
          </table:table-cell>
          <table:table-cell table:style-name="ce85" table:formula="of:=IF([.E29]&gt;0;[.F29]/[.E29]-1.0014;([.F29]-[.E29]))" office:value-type="percentage" office:value="0.00266631216765711" calcext:value-type="percentage">
            <text:p>0.27%</text:p>
          </table:table-cell>
          <table:table-cell table:style-name="ce128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59.94375" calcext:value-type="float">
            <text:p>59.944</text:p>
          </table:table-cell>
          <table:table-cell table:style-name="ce166" table:formula="of:=IF([.F29]&lt;[.E29]*1.25; 0; [.J29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0.9" calcext:value-type="float">
            <text:p>20.9</text:p>
          </table:table-cell>
          <table:table-cell table:style-name="ce47" office:value-type="float" office:value="3.05" calcext:value-type="float">
            <text:p>3.05</text:p>
          </table:table-cell>
          <table:table-cell office:value-type="float" office:value="263.6" calcext:value-type="float">
            <text:p>263.60</text:p>
          </table:table-cell>
          <table:table-cell table:style-name="ce107" table:formula="of:=IF([.E30]&gt;0;[.F30]/[.E30]-1.0014;([.F30]-[.E30]))" office:value-type="percentage" office:value="-0.163892486475656" calcext:value-type="percentage">
            <text:p>-16.39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1.19375" calcext:value-type="float">
            <text:p>31.194</text:p>
          </table:table-cell>
          <table:table-cell table:style-name="ce167" table:formula="of:=IF([.F30]&lt;[.E30]*1.25; 0; [.J30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58" calcext:value-type="percentage">
            <text:p>1.58%</text:p>
          </table:table-cell>
          <table:table-cell office:value-type="float" office:value="2.751" calcext:value-type="float">
            <text:p>2.751</text:p>
          </table:table-cell>
          <table:table-cell office:value-type="float" office:value="2.19" calcext:value-type="float">
            <text:p>2.19</text:p>
          </table:table-cell>
          <table:table-cell table:style-name="ce47" office:value-type="float" office:value="7.43" calcext:value-type="float">
            <text:p>7.43</text:p>
          </table:table-cell>
          <table:table-cell office:value-type="float" office:value="54.45" calcext:value-type="float">
            <text:p>54.45</text:p>
          </table:table-cell>
          <table:table-cell table:style-name="ce107" table:formula="of:=IF([.E31]&gt;0;[.F31]/[.E31]-1.0014;([.F31]-[.E31]))" office:value-type="percentage" office:value="-0.205325845147219" calcext:value-type="percentage">
            <text:p>-20.53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.43875" calcext:value-type="float">
            <text:p>3.439</text:p>
          </table:table-cell>
          <table:table-cell table:style-name="ce167" table:formula="of:=IF([.F31]&lt;[.E31]*1.25; 0; [.J31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14.734" calcext:value-type="float">
            <text:p>14.734</text:p>
          </table:table-cell>
          <table:table-cell table:style-name="ce40" office:value-type="float" office:value="21.9" calcext:value-type="float">
            <text:p>21.9</text:p>
          </table:table-cell>
          <table:table-cell table:style-name="ce47" office:value-type="float" office:value="5.25" calcext:value-type="float">
            <text:p>5.25</text:p>
          </table:table-cell>
          <table:table-cell office:value-type="float" office:value="4351.2" calcext:value-type="float">
            <text:p>4351.20</text:p>
          </table:table-cell>
          <table:table-cell table:style-name="ce107" table:formula="of:=IF([.E32]&gt;0;[.F32]/[.E32]-1.0014;([.F32]-[.E32]))" office:value-type="percentage" office:value="0.484958083344645" calcext:value-type="percentage">
            <text:p>48.50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23.021875" calcext:value-type="float">
            <text:p>23.022</text:p>
          </table:table-cell>
          <table:table-cell table:style-name="ce167" table:formula="of:=IF([.F32]&lt;[.E32]*1.25; 0; [.J32]/1.25*0.92)" office:value-type="float" office:value="16.9441" calcext:value-type="float">
            <text:p>16.944</text:p>
          </table:table-cell>
          <table:table-cell table:style-name="ce202" office:value-type="float" office:value="21.18" calcext:value-type="float">
            <text:p>21.18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7.352" calcext:value-type="float">
            <text:p>7.352</text:p>
          </table:table-cell>
          <table:table-cell office:value-type="float" office:value="3.98" calcext:value-type="float">
            <text:p>3.98</text:p>
          </table:table-cell>
          <table:table-cell table:style-name="ce47" office:value-type="float" office:value="12.39" calcext:value-type="float">
            <text:p>12.39</text:p>
          </table:table-cell>
          <table:table-cell office:value-type="float" office:value="92.35" calcext:value-type="float">
            <text:p>92.35</text:p>
          </table:table-cell>
          <table:table-cell table:style-name="ce107" table:formula="of:=IF([.E33]&gt;0;[.F33]/[.E33]-1.0014;([.F33]-[.E33]))" office:value-type="percentage" office:value="-0.460050707290533" calcext:value-type="percentage">
            <text:p>-46.01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9.19" calcext:value-type="float">
            <text:p>9.190</text:p>
          </table:table-cell>
          <table:table-cell table:style-name="ce167" table:formula="of:=IF([.F33]&lt;[.E33]*1.25; 0; [.J33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132" calcext:value-type="float" table:number-columns-spanned="5" table:number-rows-spanned="1">
            <text:p>1.13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-0.1519" calcext:value-type="percentage" table:number-columns-spanned="5" table:number-rows-spanned="1">
            <text:p>-15.19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77" calcext:value-type="percentage">
            <text:p>8.77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877" calcext:value-type="percentage">
            <text:p>8.77%</text:p>
          </table:table-cell>
          <table:table-cell table:style-name="ce30" office:value-type="float" office:value="92.537" calcext:value-type="float">
            <text:p>92.5370</text:p>
          </table:table-cell>
          <table:table-cell table:style-name="ce38" office:value-type="float" office:value="97" calcext:value-type="float">
            <text:p>97.0000</text:p>
          </table:table-cell>
          <table:table-cell office:value-type="float" office:value="15.45" calcext:value-type="float">
            <text:p>15.45</text:p>
          </table:table-cell>
          <table:table-cell office:value-type="float" office:value="512.7" calcext:value-type="float">
            <text:p>512.70</text:p>
          </table:table-cell>
          <table:table-cell table:style-name="ce88" table:formula="of:=IF([.E37]&gt;0;[.F37]/[.E37]-1.0014;([.F37]-[.E37]))" office:value-type="percentage" office:value="0.0468293569058862" calcext:value-type="percentage">
            <text:p>4.68%</text:p>
          </table:table-cell>
          <table:table-cell table:style-name="ce129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15.67125" calcext:value-type="float">
            <text:p>115.671</text:p>
          </table:table-cell>
          <table:table-cell table:style-name="ce168" table:formula="of:=IF([.F37]&lt;[.E37]*1.25; 0; [.J37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097" calcext:value-type="percentage">
            <text:p>0.97%</text:p>
          </table:table-cell>
          <table:table-cell table:style-name="ce24" office:value-type="string" calcext:value-type="string">
            <text:p>挚文集团</text:p>
          </table:table-cell>
          <table:table-cell office:value-type="percentage" office:value="0.0097" calcext:value-type="percentage">
            <text:p>0.97%</text:p>
          </table:table-cell>
          <table:table-cell table:style-name="ce30" office:value-type="float" office:value="14.0931" calcext:value-type="float">
            <text:p>14.0931</text:p>
          </table:table-cell>
          <table:table-cell table:style-name="ce41" office:value-type="float" office:value="4.71" calcext:value-type="float">
            <text:p>4.7100</text:p>
          </table:table-cell>
          <table:table-cell office:value-type="string" calcext:value-type="string">
            <text:p>-</text:p>
          </table:table-cell>
          <table:table-cell office:value-type="float" office:value="9.23" calcext:value-type="float">
            <text:p>9.23</text:p>
          </table:table-cell>
          <table:table-cell table:formula="of:=IF([.E38]&gt;0;[.F38]/[.E38]-1.0014;([.F38]-[.E38]))" office:value-type="percentage" office:value="-0.667193899142133" calcext:value-type="percentage">
            <text:p>-66.72%</text:p>
          </table:table-cell>
          <table:table-cell table:style-name="ce10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7.616375" calcext:value-type="float">
            <text:p>17.616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281" calcext:value-type="percentage">
            <text:p>2.81%</text:p>
          </table:table-cell>
          <table:table-cell table:style-name="ce24" office:value-type="string" calcext:value-type="string">
            <text:p>Meta Platforms</text:p>
          </table:table-cell>
          <table:table-cell office:value-type="percentage" office:value="0.0281" calcext:value-type="percentage">
            <text:p>2.81%</text:p>
          </table:table-cell>
          <table:table-cell table:style-name="ce30" office:value-type="float" office:value="178.4199" calcext:value-type="float">
            <text:p>178.4199</text:p>
          </table:table-cell>
          <table:table-cell table:style-name="ce41" office:value-type="float" office:value="98.94" calcext:value-type="float">
            <text:p>98.9400</text:p>
          </table:table-cell>
          <table:table-cell office:value-type="float" office:value="9.12" calcext:value-type="float">
            <text:p>9.12</text:p>
          </table:table-cell>
          <table:table-cell office:value-type="float" office:value="2630.34" calcext:value-type="float">
            <text:p>2630.34</text:p>
          </table:table-cell>
          <table:table-cell table:formula="of:=IF([.E39]&gt;0;[.F39]/[.E39]-1.0014;([.F39]-[.E39]))" office:value-type="percentage" office:value="-0.446865444157294" calcext:value-type="percentage">
            <text:p>-44.69%</text:p>
          </table:table-cell>
          <table:table-cell table:style-name="ce108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223.024875" calcext:value-type="float">
            <text:p>223.025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27" calcext:value-type="percentage">
            <text:p>0.27%</text:p>
          </table:table-cell>
          <table:table-cell table:style-name="ce24" office:value-type="string" calcext:value-type="string">
            <text:p>哔哩哔哩</text:p>
          </table:table-cell>
          <table:table-cell office:value-type="percentage" office:value="0.0027" calcext:value-type="percentage">
            <text:p>0.27%</text:p>
          </table:table-cell>
          <table:table-cell table:style-name="ce30" office:value-type="float" office:value="45.0963" calcext:value-type="float">
            <text:p>45.0963</text:p>
          </table:table-cell>
          <table:table-cell table:style-name="ce41" office:value-type="float" office:value="9.08" calcext:value-type="float">
            <text:p>9.0800</text:p>
          </table:table-cell>
          <table:table-cell office:value-type="string" calcext:value-type="string">
            <text:p>-</text:p>
          </table:table-cell>
          <table:table-cell office:value-type="float" office:value="35.79" calcext:value-type="float">
            <text:p>35.79</text:p>
          </table:table-cell>
          <table:table-cell table:formula="of:=IF([.E40]&gt;0;[.F40]/[.E40]-1.0014;([.F40]-[.E40]))" office:value-type="percentage" office:value="-0.800053104578424" calcext:value-type="percentage">
            <text:p>-80.01%</text:p>
          </table:table-cell>
          <table:table-cell table:style-name="ce109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56.370375" calcext:value-type="float">
            <text:p>56.370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4" calcext:value-type="percentage">
            <text:p>0.14%</text:p>
          </table:table-cell>
          <table:table-cell table:style-name="ce24" office:value-type="string" calcext:value-type="string">
            <text:p>金山云</text:p>
          </table:table-cell>
          <table:table-cell office:value-type="percentage" office:value="0.0014" calcext:value-type="percentage">
            <text:p>0.14%</text:p>
          </table:table-cell>
          <table:table-cell table:style-name="ce30" office:value-type="float" office:value="12.04" calcext:value-type="float">
            <text:p>12.0400</text:p>
          </table:table-cell>
          <table:table-cell table:style-name="ce41" office:value-type="float" office:value="2.53" calcext:value-type="float">
            <text:p>2.5300</text:p>
          </table:table-cell>
          <table:table-cell office:value-type="string" calcext:value-type="string">
            <text:p>-</text:p>
          </table:table-cell>
          <table:table-cell office:value-type="float" office:value="6.01" calcext:value-type="float">
            <text:p>6.01</text:p>
          </table:table-cell>
          <table:table-cell table:formula="of:=IF([.E41]&gt;0;[.F41]/[.E41]-1.0014;([.F41]-[.E41]))" office:value-type="percentage" office:value="-0.791267109634552" calcext:value-type="percentage">
            <text:p>-79.13%</text:p>
          </table:table-cell>
          <table:table-cell table:style-name="ce110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5.05" calcext:value-type="float">
            <text:p>15.050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9" office:value-type="string" calcext:value-type="string">
            <text:p>其他</text:p>
          </table:table-cell>
          <table:table-cell table:style-name="ce23" office:value-type="percentage" office:value="0.0048" calcext:value-type="percentage">
            <text:p>0.48%</text:p>
          </table:table-cell>
          <table:table-cell table:style-name="ce24" office:value-type="string" calcext:value-type="string">
            <text:p>美国生科ETF</text:p>
          </table:table-cell>
          <table:table-cell office:value-type="percentage" office:value="0.0048" calcext:value-type="percentage">
            <text:p>0.48%</text:p>
          </table:table-cell>
          <table:table-cell table:style-name="ce30" office:value-type="float" office:value="110.13" calcext:value-type="float">
            <text:p>110.1300</text:p>
          </table:table-cell>
          <table:table-cell table:style-name="ce41" office:value-type="float" office:value="83.76" calcext:value-type="float">
            <text:p>83.7600</text:p>
          </table:table-cell>
          <table:table-cell table:number-columns-repeated="2" office:value-type="string" calcext:value-type="string">
            <text:p>-</text:p>
          </table:table-cell>
          <table:table-cell table:formula="of:=IF([.E42]&gt;0;[.F42]/[.E42]-1.0014;([.F42]-[.E42]))" office:value-type="percentage" office:value="-0.240844293108145" calcext:value-type="percentage">
            <text:p>-24.08%</text:p>
          </table:table-cell>
          <table:table-cell table:style-name="ce111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3">
            <text:p>汽车</text:p>
          </table:table-cell>
          <table:table-cell table:style-name="ce23" office:value-type="percentage" office:value="0.0003" calcext:value-type="percentage">
            <text:p>0.03%</text:p>
          </table:table-cell>
          <table:table-cell table:style-name="ce24" office:value-type="string" calcext:value-type="string">
            <text:p>法拉第未来</text:p>
          </table:table-cell>
          <table:table-cell office:value-type="percentage" office:value="0.0003" calcext:value-type="percentage">
            <text:p>0.03%</text:p>
          </table:table-cell>
          <table:table-cell table:style-name="ce30" office:value-type="float" office:value="9.1749" calcext:value-type="float">
            <text:p>9.1749</text:p>
          </table:table-cell>
          <table:table-cell table:style-name="ce42" office:value-type="float" office:value="0.514" calcext:value-type="float">
            <text:p>0.51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.00</text:p>
          </table:table-cell>
          <table:table-cell table:formula="of:=IF([.E43]&gt;0;[.F43]/[.E43]-1.0014;([.F43]-[.E43]))" office:value-type="percentage" office:value="-0.945377591036415" calcext:value-type="percentage">
            <text:p>-94.54%</text:p>
          </table:table-cell>
          <table:table-cell table:style-name="ce112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1.468625" calcext:value-type="float">
            <text:p>11.469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table-cell table:style-name="ce23" office:value-type="percentage" office:value="0" calcext:value-type="percentage">
            <text:p>0.00%</text:p>
          </table:table-cell>
          <table:table-cell table:style-name="ce24" office:value-type="string" calcext:value-type="string">
            <text:p>FFIE CALL L</text:p>
          </table:table-cell>
          <table:table-cell office:value-type="percentage" office:value="0" calcext:value-type="percentage">
            <text:p>0.00%</text:p>
          </table:table-cell>
          <table:table-cell table:style-name="ce30" office:value-type="float" office:value="1.0199" calcext:value-type="float">
            <text:p>1.0199</text:p>
          </table:table-cell>
          <table:table-cell table:style-name="ce42" office:value-type="float" office:value="0.01" calcext:value-type="float">
            <text:p>0.0100</text:p>
          </table:table-cell>
          <table:table-cell/>
          <table:table-cell office:value-type="string" calcext:value-type="string">
            <text:p>-</text:p>
          </table:table-cell>
          <table:table-cell table:formula="of:=IF([.E44]&gt;0;[.F44]/[.E44]-1.0014;([.F44]-[.E44]))" office:value-type="percentage" office:value="-0.99159511716835" calcext:value-type="percentage">
            <text:p>-99.16%</text:p>
          </table:table-cell>
          <table:table-cell table:style-name="ce114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.274875" calcext:value-type="float">
            <text:p>1.275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" calcext:value-type="percentage">
            <text:p>0.00%</text:p>
          </table:table-cell>
          <table:table-cell table:style-name="ce24" office:value-type="string" calcext:value-type="string">
            <text:p>FFIE CALL D</text:p>
          </table:table-cell>
          <table:table-cell office:value-type="percentage" office:value="0" calcext:value-type="percentage">
            <text:p>0.00%</text:p>
          </table:table-cell>
          <table:table-cell table:style-name="ce30" office:value-type="float" office:value="1.252" calcext:value-type="float">
            <text:p>1.2520</text:p>
          </table:table-cell>
          <table:table-cell table:style-name="ce42" office:value-type="float" office:value="0.01" calcext:value-type="float">
            <text:p>0.01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formula="of:=IF([.E45]&gt;0;[.F45]/[.E45]-1.0014;([.F45]-[.E45]))" office:value-type="percentage" office:value="-0.993412779552716" calcext:value-type="percentage">
            <text:p>-99.34%</text:p>
          </table:table-cell>
          <table:table-cell table:style-name="ce116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.565" calcext:value-type="float">
            <text:p>1.565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8]" office:value-type="float" office:value="267198.392195" calcext:value-type="float">
            <text:p>267198.39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38:Sheet1.L45">
            <calcext:condition calcext:apply-style-name="Bad" calcext:value="&gt;0" calcext:base-cell-address="Sheet1.L38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30:Sheet1.I33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0:Sheet1.K33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0:Sheet1.J33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3:Sheet1.L23 Sheet1.L20:Sheet1.L21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38:Sheet1.I45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K38:Sheet1.K45">
            <calcext:condition calcext:apply-style-name="Bad" calcext:value="&gt;0" calcext:base-cell-address="Sheet1.K3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38:Sheet1.F45">
            <calcext:condition calcext:apply-style-name="Accent" calcext:value="&lt;[$Sheet1.$L$38]" calcext:base-cell-address="Sheet1.F38"/>
          </calcext:conditional-format>
          <calcext:conditional-format calcext:target-range-address="Sheet1.L28:Sheet1.L3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K24:Sheet1.K25 Sheet1.K27:Sheet1.K27">
            <calcext:condition calcext:apply-style-name="Bad" calcext:value="&gt;0" calcext:base-cell-address="Sheet1.K24"/>
          </calcext:conditional-format>
          <calcext:conditional-format calcext:target-range-address="Sheet1.I20:Sheet1.I21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1">
            <calcext:condition calcext:apply-style-name="Good" calcext:value="&gt;[.E20]*1.25" calcext:base-cell-address="Sheet1.J20"/>
          </calcext:conditional-format>
          <calcext:conditional-format calcext:target-range-address="Sheet1.K20:Sheet1.K21">
            <calcext:condition calcext:apply-style-name="Bad" calcext:value="&gt;0" calcext:base-cell-address="Sheet1.K20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F43:Sheet1.F45">
            <calcext:condition calcext:apply-style-name="Good" calcext:value="&lt;[$Sheet1.$L$43]" calcext:base-cell-address="Sheet1.F43"/>
          </calcext:conditional-format>
          <calcext:conditional-format calcext:target-range-address="Sheet1.F37:Sheet1.F37">
            <calcext:condition calcext:apply-style-name="Good" calcext:value="&lt;[$Sheet1.$L$37]" calcext:base-cell-address="Sheet1.F3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J39:Sheet1.J39">
            <calcext:condition calcext:apply-style-name="Good" calcext:value="&gt;[.E39] * 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0">00/00/0000</text:date>, <text:time style:data-style-name="N2" text:time-value="09:57:36.1330451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2-10-30T10:34:20.494485201</dc:date>
    <meta:editing-duration>P3DT7H27M</meta:editing-duration>
    <meta:editing-cycles>599</meta:editing-cycles>
    <meta:generator>LibreOffice/7.3.3.2$Linux_X86_64 LibreOffice_project/30$Build-2</meta:generator>
    <meta:document-statistic meta:table-count="1" meta:cell-count="496" meta:object-count="0"/>
  </office:meta>
</office:document-meta>
</file>